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RUMemoryStore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RUMemoryStore.remove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RUMemoryStor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setMaxObjects( int max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hold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RUMemoryStore.setPersistentStore( Store persistent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get( Object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RUMemoryStore.setStoreJanitor( StoreJanitor storeJa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fre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RUMemoryStore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destro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RUMemoryStore.contains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RUMemoryStore.store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setUsePersistentStore( boolean 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checkSerializabl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MemoryStore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